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DejaVu Sans Condensed" svg:font-family="'DejaVu Sans Condensed'" style:font-family-generic="roman" style:font-pitch="variable"/>
    <style:font-face style:name="Arial" svg:font-family="Arial" style:font-family-generic="swiss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fo:hyphenation-ladder-count="no-limit"/>
      <style:text-properties style:font-name="Arial" fo:font-size="12pt" fo:letter-spacing="-0.005cm" fo:language="en" fo:country="GB" fo:font-weight="bold" style:font-size-asian="12pt" style:font-weight-asian="bold" style:font-name-complex="Arial" style:font-weight-complex="bold" fo:hyphenate="false" fo:hyphenation-remain-char-count="2" fo:hyphenation-push-char-count="2"/>
    </style:style>
    <style:style style:name="P2" style:family="paragraph" style:parent-style-name="Standard">
      <style:paragraph-properties fo:text-align="justify" style:justify-single-word="false" fo:hyphenation-ladder-count="no-limit"/>
      <style:text-properties style:font-name="Arial" fo:font-size="12pt" fo:letter-spacing="-0.005cm" fo:language="en" fo:country="GB" style:font-size-asian="12pt" style:font-name-complex="Arial" fo:hyphenate="false" fo:hyphenation-remain-char-count="2" fo:hyphenation-push-char-count="2"/>
    </style:style>
    <style:style style:name="P3" style:family="paragraph" style:parent-style-name="Standard">
      <style:paragraph-properties fo:text-align="justify" style:justify-single-word="false" fo:hyphenation-ladder-count="no-limit"/>
      <style:text-properties style:font-name="Arial" fo:font-size="12pt" fo:letter-spacing="-0.005cm" fo:language="en" fo:country="GB" fo:font-weight="normal" style:font-size-asian="12pt" style:font-weight-asian="normal" style:font-name-complex="Arial" style:font-weight-complex="normal" fo:hyphenate="false" fo:hyphenation-remain-char-count="2" fo:hyphenation-push-char-count="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Political Cultures of Europe. Essay Questions:</text:p>
      <text:p text:style-name="P2">How have historical patterns affected the evolution of political cultures and cleavages in Western Europe? Cite at least two national examples from continental Europe.</text:p>
      <text:p text:style-name="P3"/>
      <text:p text:style-name="P3">Is social class or religion the prime determinant in the voting behaviour of electors in Western Europe? Cite two cases from continental Europe.</text:p>
      <text:p text:style-name="P1"/>
      <text:p text:style-name="P1">Seminar Questions: </text:p>
      <text:p text:style-name="P2">Define and analyse the key cleavages, which are the foundations for the political cultures of Western Europe.</text:p>
      <text:p text:style-name="P2"/>
      <text:p text:style-name="P2">Which of the following cleavages are the most important in determining the electoral choices of voters: class, religion, region or ethnicity? <text:s/>Cite at least two examples in continental Western Europe.</text:p>
      <text:p text:style-name="P2"/>
      <text:p text:style-name="P2">How has the emergence of younger and/or women voters affected the political cultures of France, Italy or Germany?</text:p>
      <text:p text:style-name="P2"/>
      <text:p text:style-name="P1">Electoral Systems and Coalition Government in Western Europe. Essay Qs:</text:p>
      <text:p text:style-name="P3">Has regional or local government increased democratic accountability? Cite two national examples in continental Western Europe.</text:p>
      <text:p text:style-name="P3"/>
      <text:p text:style-name="P3">Is proportional representation fair and does it produce efficient government? Cite at least two national examples from continental Western Europe.</text:p>
      <text:p text:style-name="P3"/>
      <text:p text:style-name="P3">Why is consociationalism and/or consensual democracy limited to certain small West European nations?</text:p>
      <text:p text:style-name="P1"/>
      <text:p text:style-name="P1">Seminar Questions:</text:p>
      <text:p text:style-name="P2">Account for the persistence of systems of proportional representation in most of Western Europe.</text:p>
      <text:p text:style-name="P2"/>
      <text:p text:style-name="P2">Which type of electoral system used in continental Western Europe is the fairest and produces the most efficient government?</text:p>
      <text:p text:style-name="P2"/>
      <text:p text:style-name="P2">Why are different types of coalition government the rule in most of Western Europe? <text:s/>Define with national examples the following terms: consociationalism, corporatism and consensual democracy.</text:p>
      <text:p text:style-name="P2"/>
      <text:p text:style-name="P1">Political Parties, Party Systems and the Catch-All Party Thesis. Essay questions: </text:p>
      <text:p text:style-name="P3">To what extent do different types of party systems affect the stability of parliamentary democracies? <text:s/>Cite two examples from continental Western Europe. </text:p>
      <text:p text:style-name="P3"/>
      <text:p text:style-name="P3">Why has the catch-all party been the rule rather than the exception in <text:s/>Western Europe since the 1950s?</text:p>
      <text:p text:style-name="P1">Seminar Questions: </text:p>
      <text:p text:style-name="P2"/>
      <text:p text:style-name="P2">Define the different structural types of political parties found in Western Europe.</text:p>
      <text:p text:style-name="P2"/>
      <text:p text:style-name="P2">Define the different types of party systems found in Western Europe.</text:p>
      <text:p text:style-name="P2"/>
      <text:p text:style-name="P2">Assess the catch-all party thesi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DejaVu Sans Condensed" svg:font-family="'DejaVu Sans Condensed'" style:font-family-generic="roman" style:font-pitch="variable"/>
    <style:font-face style:name="Arial" svg:font-family="Arial" style:font-family-generic="swiss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GB" style:font-size-complex="12pt" style:language-complex="en" style:country-complex="GB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 Condensed" fo:font-size="12pt" fo:language="en" fo:country="US" style:font-name-asian="DejaVu Sans Condensed2" style:font-size-asian="12pt" style:language-asian="en" style:country-asian="GB" style:font-name-complex="DejaVu Sans Condensed2" style:font-size-complex="12pt" style:language-complex="en" style:country-complex="GB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 Condensed1" fo:font-size="14pt" style:font-name-asian="DejaVu Sans Condensed2" style:font-size-asian="14pt" style:font-name-complex="DejaVu Sans Condensed2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Roib Dyke</meta:initial-creator>
    <meta:creation-date>2007-08-17T15:41:07</meta:creation-date>
    <dc:creator>Roib Dyke</dc:creator>
    <dc:date>2007-08-19T13:30:40</dc:date>
    <meta:printed-by>Roib Dyke</meta:printed-by>
    <meta:print-date>2007-08-19T13:30:36</meta:print-date>
    <dc:language>en-US</dc:language>
    <meta:editing-cycles>3</meta:editing-cycles>
    <meta:editing-duration>PT11M2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2" meta:word-count="327" meta:character-count="2219"/>
  </office:meta>
</office:document-meta>
</file>